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CF000006C4E21ECE25B708EA2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foton" xlink:href="Pictures/10000000000003CF000006C4E21ECE25B708EA2D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foton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CF000006C4E21ECE25B708EA2D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foton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10:04.323408764</meta:creation-date>
    <dc:date>2023-11-29T09:38:31.836063724</dc:date>
    <meta:editing-duration>PT28M2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